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17cm" fo:min-width="3.003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2.675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3.36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524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3.286cm" svg:x2="2.905cm" svg:y2="5.191cm">
          <text:p/>
        </draw:line>
        <draw:line draw:style-name="gr2" draw:text-style-name="P2" draw:layer="layout" svg:x1="2.27cm" svg:y1="3.794cm" svg:x2="3.413cm" svg:y2="3.794cm">
          <text:p/>
        </draw:line>
        <draw:line draw:style-name="gr2" draw:text-style-name="P2" draw:layer="layout" svg:x1="2.905cm" svg:y1="4.937cm" svg:x2="2.397cm" svg:y2="5.699cm">
          <text:p/>
        </draw:line>
        <draw:line draw:style-name="gr2" draw:text-style-name="P2" draw:layer="layout" svg:x1="2.905cm" svg:y1="4.937cm" svg:x2="3.54cm" svg:y2="5.699cm">
          <text:p/>
        </draw:line>
        <draw:custom-shape draw:style-name="gr3" draw:text-style-name="P1" draw:layer="layout" svg:width="4.953cm" svg:height="2.921cm" svg:x="8.62cm" svg:y="3.159cm">
          <text:p text:style-name="P1">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2.921cm" svg:x="8.874cm" svg:y="8.493cm">
          <text:p text:style-name="P1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2.921cm" svg:x="8.747cm" svg:y="13.446cm">
          <text:p text:style-name="P1">DELETE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0.508cm" svg:x="2.016cm" svg:y="5.953cm">
          <text:p text:style-name="P1">use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843cm" svg:height="0.962cm" svg:x="10.652cm" svg:y="1.635cm">
          <draw:text-box>
            <text:p>Donjons &amp; Dragon Role Game Use Case</text:p>
          </draw:text-box>
        </draw:frame>
        <draw:line draw:style-name="gr2" draw:text-style-name="P2" draw:layer="layout" svg:x1="3.667cm" svg:y1="4.302cm" svg:x2="8.239cm" svg:y2="4.302cm">
          <text:p/>
        </draw:line>
        <draw:line draw:style-name="gr2" draw:text-style-name="P2" draw:layer="layout" svg:x1="3.032cm" svg:y1="4.556cm" svg:x2="8.747cm" svg:y2="9.763cm">
          <text:p/>
        </draw:line>
        <draw:line draw:style-name="gr2" draw:text-style-name="P2" draw:layer="layout" svg:x1="3.921cm" svg:y1="6.715cm" svg:x2="8.493cm" svg:y2="13.7cm">
          <text:p/>
        </draw:line>
        <draw:custom-shape draw:style-name="gr3" draw:text-style-name="P1" draw:layer="layout" svg:width="4.953cm" svg:height="2.921cm" svg:x="8.747cm" svg:y="17.129cm">
          <text:p text:style-name="P1">CREATE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51cm" svg:y1="7.223cm" svg:x2="8.239cm" svg:y2="17.891cm">
          <text:p/>
        </draw:line>
        <draw:custom-shape draw:style-name="gr1" draw:text-style-name="P1" draw:layer="layout" svg:width="0.635cm" svg:height="0.635cm" svg:x="23.606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3.987cm" svg:y1="3.54cm" svg:x2="23.987cm" svg:y2="5.445cm">
          <text:p/>
        </draw:line>
        <draw:line draw:style-name="gr2" draw:text-style-name="P2" draw:layer="layout" svg:x1="23.352cm" svg:y1="4.048cm" svg:x2="24.495cm" svg:y2="4.048cm">
          <text:p/>
        </draw:line>
        <draw:line draw:style-name="gr2" draw:text-style-name="P2" draw:layer="layout" svg:x1="23.987cm" svg:y1="5.191cm" svg:x2="23.479cm" svg:y2="5.953cm">
          <text:p/>
        </draw:line>
        <draw:line draw:style-name="gr2" draw:text-style-name="P2" draw:layer="layout" svg:x1="23.987cm" svg:y1="5.318cm" svg:x2="24.749cm" svg:y2="6.08cm">
          <text:p/>
        </draw:line>
        <draw:custom-shape draw:style-name="gr6" draw:text-style-name="P1" draw:layer="layout" svg:width="3.175cm" svg:height="0.508cm" svg:x="22.463cm" svg:y="6.08cm">
          <text:p text:style-name="P1">Free u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61cm" svg:height="2.794cm" svg:x="16.621cm" svg:y="12.43cm">
          <text:p text:style-name="P1">CREATE H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461cm" svg:height="2.794cm" svg:x="17.129cm" svg:y="15.986cm">
          <text:p text:style-name="P1">CHOOSE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827cm" svg:y1="18.399cm" svg:x2="16.748cm" svg:y2="17.637cm">
          <text:p/>
        </draw:line>
        <draw:line draw:style-name="gr2" draw:text-style-name="P2" draw:layer="layout" svg:x1="13.7cm" svg:y1="17.637cm" svg:x2="16.621cm" svg:y2="14.843cm">
          <text:p/>
        </draw:line>
        <draw:line draw:style-name="gr2" draw:text-style-name="P2" draw:layer="layout" svg:x1="22.463cm" svg:y1="5.318cm" svg:x2="14.462cm" svg:y2="4.81cm">
          <text:p/>
        </draw:line>
        <draw:line draw:style-name="gr2" draw:text-style-name="P2" draw:layer="layout" svg:x1="21.32cm" svg:y1="6.461cm" svg:x2="15.224cm" svg:y2="9.001cm">
          <text:p/>
        </draw:line>
        <draw:line draw:style-name="gr2" draw:text-style-name="P2" draw:layer="layout" svg:x1="22.336cm" svg:y1="7.477cm" svg:x2="14.208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9:07:40.540554852</meta:creation-date>
    <dc:date>2020-05-26T09:25:27.607058044</dc:date>
    <meta:editing-duration>PT6M26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